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99ccff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.38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0.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0.5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3.46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text:list-style style:name="L1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rect draw:style-name="gr1" draw:text-style-name="P1" xml:id="id1" draw:id="id1" draw:layer="layout" svg:width="5.242cm" svg:height="6.446cm" svg:x="-2.175cm" svg:y="4.261cm">
              <text:list text:style-name="L1">
                <text:list-item>
                  <text:p text:style-name="P1">Name</text:p>
                </text:list-item>
                <text:list-item>
                  <text:p text:style-name="P1">Gender</text:p>
                </text:list-item>
                <text:list-item>
                  <text:p text:style-name="P1">Phone Number</text:p>
                </text:list-item>
                <text:list-item>
                  <text:p text:style-name="P1">EmployeeID**</text:p>
                </text:list-item>
              </text:list>
            </draw:rect>
            <draw:rect draw:style-name="gr2" draw:text-style-name="P2" draw:layer="layout" svg:width="5.242cm" svg:height="1.162cm" svg:x="-2.175cm" svg:y="4.26cm">
              <text:p text:style-name="P2">Staff &amp; Volunteers</text:p>
            </draw:rect>
          </draw:g>
          <draw:g xml:id="id3" draw:id="id3">
            <draw:rect draw:style-name="gr1" draw:text-style-name="P1" xml:id="id2" draw:id="id2" draw:layer="layout" svg:width="10.569cm" svg:height="3.698cm" svg:x="8.774cm" svg:y="4.261cm">
              <text:list text:style-name="L1">
                <text:list-item>
                  <text:p text:style-name="P1">Position</text:p>
                </text:list-item>
                <text:list-item>
                  <text:p text:style-name="P1">EmployeeID**</text:p>
                </text:list-item>
                <text:list-item>
                  <text:p text:style-name="P1">Hours Worked</text:p>
                </text:list-item>
              </text:list>
            </draw:rect>
            <draw:rect draw:style-name="gr2" draw:text-style-name="P2" draw:layer="layout" svg:width="10.569cm" svg:height="0.667cm" svg:x="8.774cm" svg:y="4.26cm">
              <text:p text:style-name="P2">Shifts &amp; Responsibilities</text:p>
            </draw:rect>
          </draw:g>
          <draw:connector draw:style-name="gr3" draw:text-style-name="P2" draw:layer="layout" draw:type="line" svg:x1="3.067cm" svg:y1="7.484cm" svg:x2="8.774cm" svg:y2="6.11cm" draw:start-shape="id1" draw:end-shape="id2" svg:d="m3067 7484 5707-1374">
            <text:p/>
          </draw:connector>
          <draw:g xml:id="id4" draw:id="id4">
            <draw:rect draw:style-name="gr1" draw:text-style-name="P1" draw:layer="layout" svg:width="4.65cm" svg:height="6.446cm" svg:x="23.782cm" svg:y="5.318cm">
              <text:list text:style-name="L1">
                <text:list-header>
                  <text:p text:style-name="P1"/>
                </text:list-header>
                <text:list-item>
                  <text:p text:style-name="P1">Age</text:p>
                </text:list-item>
                <text:list-item>
                  <text:p text:style-name="P1">Gender</text:p>
                </text:list-item>
                <text:list-item>
                  <text:p text:style-name="P1">Type</text:p>
                </text:list-item>
                <text:list-item>
                  <text:p text:style-name="P1">AnimalID**</text:p>
                </text:list-item>
                <text:list-item>
                  <text:p text:style-name="P1">Name</text:p>
                </text:list-item>
                <text:list-item>
                  <text:p text:style-name="P1">Adoption Cost</text:p>
                </text:list-item>
                <text:list-item>
                  <text:p text:style-name="P1">Weight</text:p>
                </text:list-item>
              </text:list>
            </draw:rect>
            <draw:rect draw:style-name="gr2" draw:text-style-name="P2" draw:layer="layout" svg:width="4.65cm" svg:height="1.162cm" svg:x="23.782cm" svg:y="5.317cm">
              <text:p text:style-name="P2">Animals</text:p>
            </draw:rect>
          </draw:g>
          <draw:connector draw:style-name="gr3" draw:text-style-name="P2" draw:layer="layout" draw:type="line" svg:x1="19.343cm" svg:y1="6.109cm" svg:x2="23.782cm" svg:y2="8.54cm" draw:start-shape="id3" draw:end-shape="id4" draw:end-glue-point="3" svg:d="m19343 6109 4439 2431">
            <text:p/>
          </draw:connector>
          <draw:g xml:id="id5" draw:id="id5">
            <draw:rect draw:style-name="gr1" draw:text-style-name="P1" draw:layer="layout" svg:width="4.65cm" svg:height="6.446cm" svg:x="15.855cm" svg:y="13.35cm">
              <text:list text:style-name="L1">
                <text:list-item>
                  <text:p text:style-name="P1">AnimalID**</text:p>
                </text:list-item>
                <text:list-item>
                  <text:p text:style-name="P1">Sex</text:p>
                </text:list-item>
                <text:list-item>
                  <text:p text:style-name="P1">Address </text:p>
                </text:list-item>
                <text:list-item>
                  <text:p text:style-name="P1">Phone Number</text:p>
                </text:list-item>
                <text:list-item>
                  <text:p text:style-name="P1">Adoption Date</text:p>
                </text:list-item>
              </text:list>
            </draw:rect>
            <draw:rect draw:style-name="gr2" draw:text-style-name="P2" draw:layer="layout" svg:width="4.65cm" svg:height="1.163cm" svg:x="15.855cm" svg:y="13.349cm">
              <text:p text:style-name="P2">Adopters</text:p>
            </draw:rect>
          </draw:g>
          <draw:connector draw:style-name="gr3" draw:text-style-name="P2" draw:layer="layout" draw:type="line" svg:x1="23.782cm" svg:y1="8.54cm" svg:x2="20.505cm" svg:y2="16.572cm" draw:start-shape="id4" draw:start-glue-point="3" draw:end-shape="id5" draw:end-glue-point="1" svg:d="m23782 8540-3277 8032">
            <text:p/>
          </draw:connector>
          <draw:g xml:id="id6" draw:id="id6">
            <draw:rect draw:style-name="gr1" draw:text-style-name="P1" draw:layer="layout" svg:width="7.927cm" svg:height="4.121cm" svg:x="4.863cm" svg:y="13.244cm">
              <text:list text:style-name="L1">
                <text:list-item>
                  <text:p text:style-name="P1">TransactionID**</text:p>
                </text:list-item>
                <text:list-item>
                  <text:p text:style-name="P1">Sign(+,-)</text:p>
                </text:list-item>
                <text:list-item>
                  <text:p text:style-name="P1">Date</text:p>
                </text:list-item>
                <text:list-item>
                  <text:p text:style-name="P1">Amount </text:p>
                </text:list-item>
              </text:list>
            </draw:rect>
            <draw:rect draw:style-name="gr2" draw:text-style-name="P2" draw:layer="layout" svg:width="7.927cm" svg:height="0.743cm" svg:x="4.863cm" svg:y="13.243cm">
              <text:p text:style-name="P2">General $$</text:p>
            </draw:rect>
          </draw:g>
          <draw:connector draw:style-name="gr3" draw:text-style-name="P2" draw:layer="layout" draw:type="line" svg:x1="15.855cm" svg:y1="16.572cm" svg:x2="12.79cm" svg:y2="15.304cm" draw:start-shape="id5" draw:start-glue-point="3" draw:end-shape="id6" draw:end-glue-point="1" svg:d="m15855 16572-3065-1268">
            <text:p/>
          </draw:connector>
          <draw:g xml:id="id7" draw:id="id7">
            <draw:rect draw:style-name="gr1" draw:text-style-name="P1" draw:layer="layout" svg:width="4.65cm" svg:height="6.447cm" svg:x="-2.429cm" svg:y="12.821cm">
              <text:list text:style-name="L1">
                <text:list-item>
                  <text:p text:style-name="P1">DonationID**</text:p>
                </text:list-item>
                <text:list-item>
                  <text:p text:style-name="P1">Type</text:p>
                </text:list-item>
                <text:list-item>
                  <text:p text:style-name="P1">Amount</text:p>
                </text:list-item>
                <text:list-item>
                  <text:p text:style-name="P1">Donor</text:p>
                  <text:p text:style-name="P1"/>
                </text:list-item>
              </text:list>
            </draw:rect>
            <draw:rect draw:style-name="gr2" draw:text-style-name="P2" draw:layer="layout" svg:width="4.65cm" svg:height="1.162cm" svg:x="-2.429cm" svg:y="12.821cm">
              <text:p text:style-name="P2">Donations</text:p>
            </draw:rect>
          </draw:g>
          <draw:connector draw:style-name="gr3" draw:text-style-name="P2" draw:layer="layout" draw:type="line" svg:x1="2.221cm" svg:y1="16.044cm" svg:x2="4.863cm" svg:y2="15.304cm" draw:start-shape="id7" draw:start-glue-point="1" draw:end-shape="id6" draw:end-glue-point="3" svg:d="m2221 16044 2642-740">
            <text:p/>
          </draw:connector>
          <draw:connector draw:style-name="gr3" draw:text-style-name="P2" draw:layer="layout" draw:type="line" svg:x1="14.058cm" svg:y1="7.959cm" svg:x2="8.826cm" svg:y2="13.243cm" draw:start-shape="id3" draw:start-glue-point="2" draw:end-shape="id6" draw:end-glue-point="0" svg:d="m14058 7959-5232 5284">
            <text:p/>
          </draw:connector>
          <draw:frame draw:style-name="gr4" draw:layer="layout" svg:width="1.065cm" svg:height="0.963cm" svg:x="10.213cm" svg:y="9.967cm">
            <draw:text-box>
              <text:p>-$</text:p>
            </draw:text-box>
          </draw:frame>
          <draw:frame draw:style-name="gr5" draw:layer="layout" svg:width="1.226cm" svg:height="0.963cm" svg:x="13.953cm" svg:y="14.767cm">
            <draw:text-box>
              <text:p>+$</text:p>
            </draw:text-box>
          </draw:frame>
          <draw:frame draw:style-name="gr6" draw:layer="layout" svg:width="1.226cm" svg:height="0.963cm" svg:x="2.786cm" svg:y="14.556cm">
            <draw:text-box>
              <text:p>+$</text:p>
            </draw:text-box>
          </draw:frame>
          <draw:frame draw:style-name="gr7" draw:layer="layout" svg:width="4.769cm" svg:height="0.963cm" draw:transform="rotate (0.312413936106926) translate (13.492cm 10.936cm)">
            <draw:text-box>
              <text:p>-$ (Cost Per lb.</text:p>
            </draw:text-box>
          </draw:frame>
          <draw:connector draw:style-name="gr3" draw:text-style-name="P2" draw:layer="layout" draw:type="line" svg:x1="23.782cm" svg:y1="8.54cm" svg:x2="8.826cm" svg:y2="13.243cm" draw:start-shape="id4" draw:start-glue-point="3" draw:end-shape="id6" draw:end-glue-point="0" svg:d="m23782 8540-14956 4703">
            <text:p/>
          </draw:connector>
          <draw:g xml:id="id8" draw:id="id8">
            <draw:rect draw:style-name="gr1" draw:text-style-name="P1" draw:layer="layout" svg:width="6.096cm" svg:height="6.446cm" svg:x="27.797cm" svg:y="12.812cm">
              <text:list text:style-name="L1">
                <text:list-item>
                  <text:p text:style-name="P1">AnimalID*</text:p>
                </text:list-item>
                <text:list-item>
                  <text:p text:style-name="P1">Date due back</text:p>
                </text:list-item>
                <text:list-item>
                  <text:p text:style-name="P1">Date checked out</text:p>
                </text:list-item>
              </text:list>
            </draw:rect>
            <draw:rect draw:style-name="gr2" draw:text-style-name="P2" draw:layer="layout" svg:width="6.096cm" svg:height="1.163cm" svg:x="27.797cm" svg:y="12.811cm">
              <text:p text:style-name="P2">Foster</text:p>
            </draw:rect>
          </draw:g>
          <draw:connector draw:style-name="gr3" draw:text-style-name="P2" draw:layer="layout" draw:type="curve" svg:x1="28.432cm" svg:y1="8.54cm" svg:x2="33.893cm" svg:y2="16.034cm" draw:start-shape="id4" draw:start-glue-point="1" draw:end-shape="id8" draw:end-glue-point="1" svg:d="m28432 8540c8943 0 6212 7494 5461 7494">
            <text:p/>
          </draw:connector>
          <draw:connector draw:style-name="gr3" draw:text-style-name="P2" draw:layer="layout" draw:type="curve" svg:x1="27.797cm" svg:y1="16.034cm" svg:x2="26.107cm" svg:y2="11.764cm" draw:start-shape="id8" draw:start-glue-point="3" draw:end-shape="id4" svg:d="m27797 16034c-1127 0-1690-1423-1690-4270">
            <text:p/>
          </draw:connector>
          <draw:frame draw:style-name="gr5" draw:layer="layout" svg:width="1.226cm" svg:height="0.963cm" svg:x="32.032cm" svg:y="8.038cm">
            <draw:text-box>
              <text:p>0$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 Campell</meta:initial-creator>
    <meta:creation-date>2014-09-16T21:49:27.23</meta:creation-date>
    <meta:generator>OpenOffice/4.0.1$Win32 OpenOffice.org_project/401m5$Build-9714</meta:generator>
    <dc:date>2014-09-17T09:58:26.84</dc:date>
    <dc:creator>Chris Campell</dc:creator>
    <meta:editing-duration>PT43M58S</meta:editing-duration>
    <meta:editing-cycles>3</meta:editing-cycles>
    <meta:document-statistic meta:object-count="36"/>
  </office:meta>
</office:document-meta>
</file>